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90217" officeooo:paragraph-rsid="00190217"/>
    </style:style>
    <style:style style:name="P6" style:family="paragraph" style:parent-style-name="Standard">
      <style:text-properties officeooo:rsid="0019a9d6" officeooo:paragraph-rsid="006bd988"/>
    </style:style>
    <style:style style:name="P7" style:family="paragraph" style:parent-style-name="Standard">
      <style:text-properties officeooo:rsid="0019a9d6" officeooo:paragraph-rsid="007b24e2"/>
    </style:style>
    <style:style style:name="P8" style:family="paragraph" style:parent-style-name="Standard">
      <style:text-properties officeooo:rsid="002bc15c" officeooo:paragraph-rsid="002bc15c"/>
    </style:style>
    <style:style style:name="P9" style:family="paragraph" style:parent-style-name="Standard">
      <style:text-properties officeooo:rsid="00369046"/>
    </style:style>
    <style:style style:name="P10" style:family="paragraph" style:parent-style-name="Standard">
      <style:text-properties officeooo:rsid="00369046" officeooo:paragraph-rsid="00369046"/>
    </style:style>
    <style:style style:name="P11" style:family="paragraph" style:parent-style-name="Standard">
      <style:text-properties officeooo:rsid="00462bf3" officeooo:paragraph-rsid="00462bf3"/>
    </style:style>
    <style:style style:name="P12" style:family="paragraph" style:parent-style-name="Standard">
      <style:text-properties officeooo:paragraph-rsid="0017c51e"/>
    </style:style>
    <style:style style:name="P13" style:family="paragraph" style:parent-style-name="Standard">
      <style:text-properties officeooo:paragraph-rsid="00166acd"/>
    </style:style>
    <style:style style:name="P14" style:family="paragraph" style:parent-style-name="Standard">
      <style:text-properties officeooo:rsid="00162ac1" officeooo:paragraph-rsid="007b24e2"/>
    </style:style>
    <style:style style:name="P15" style:family="paragraph" style:parent-style-name="Standard">
      <style:text-properties officeooo:rsid="0082920a" officeooo:paragraph-rsid="0082920a"/>
    </style:style>
    <style:style style:name="P16" style:family="paragraph" style:parent-style-name="Standard">
      <style:text-properties officeooo:rsid="00d9e547" officeooo:paragraph-rsid="00d9e547"/>
    </style:style>
    <style:style style:name="P17" style:family="paragraph" style:parent-style-name="Standard">
      <style:text-properties officeooo:rsid="00e33af8" officeooo:paragraph-rsid="00e33af8"/>
    </style:style>
    <style:style style:name="P18" style:family="paragraph" style:parent-style-name="Standard">
      <style:text-properties officeooo:paragraph-rsid="00b59dbd"/>
    </style:style>
    <style:style style:name="P19" style:family="paragraph" style:parent-style-name="Standard" style:list-style-name="L1">
      <style:text-properties officeooo:rsid="00e33af8" officeooo:paragraph-rsid="00e33af8"/>
    </style:style>
    <style:style style:name="P20" style:family="paragraph" style:parent-style-name="Standard">
      <style:text-properties officeooo:rsid="00e33af8" officeooo:paragraph-rsid="00e33af8"/>
    </style:style>
    <style:style style:name="P21" style:family="paragraph" style:parent-style-name="Standard">
      <style:text-properties officeooo:rsid="00e33af8" officeooo:paragraph-rsid="01066617"/>
    </style:style>
    <style:style style:name="P22" style:family="paragraph" style:parent-style-name="Standard" style:list-style-name="L2">
      <style:text-properties officeooo:rsid="008140de" officeooo:paragraph-rsid="00d8f386"/>
    </style:style>
    <style:style style:name="P23" style:family="paragraph" style:parent-style-name="Standard" style:list-style-name="L2">
      <style:text-properties officeooo:rsid="00c530ef" officeooo:paragraph-rsid="00c530ef"/>
    </style:style>
    <style:style style:name="P24" style:family="paragraph" style:parent-style-name="Standard" style:list-style-name="L4">
      <style:text-properties officeooo:rsid="01053643" officeooo:paragraph-rsid="01053643"/>
    </style:style>
    <style:style style:name="P25" style:family="paragraph" style:parent-style-name="Standard" style:list-style-name="L7">
      <style:text-properties officeooo:rsid="01053643" officeooo:paragraph-rsid="01053643"/>
    </style:style>
    <style:style style:name="P26" style:family="paragraph" style:parent-style-name="Standard" style:list-style-name="L2">
      <style:text-properties officeooo:rsid="01053643" officeooo:paragraph-rsid="01053643"/>
    </style:style>
    <style:style style:name="P27" style:family="paragraph" style:parent-style-name="Standard" style:list-style-name="L2">
      <style:text-properties officeooo:rsid="00b59dbd" officeooo:paragraph-rsid="00c504b5"/>
    </style:style>
    <style:style style:name="P28" style:family="paragraph" style:parent-style-name="Standard" style:list-style-name="L5">
      <style:text-properties officeooo:rsid="00dccbd5" officeooo:paragraph-rsid="00dccbd5"/>
    </style:style>
    <style:style style:name="P29" style:family="paragraph" style:parent-style-name="Standard" style:list-style-name="L2">
      <style:text-properties officeooo:rsid="00dccbd5" officeooo:paragraph-rsid="00dccbd5"/>
    </style:style>
    <style:style style:name="P30" style:family="paragraph" style:parent-style-name="Standard" style:list-style-name="L2">
      <style:text-properties officeooo:rsid="00d07f2c" officeooo:paragraph-rsid="00d07f2c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190217" officeooo:paragraph-rsid="00b93b36" style:font-weight-asian="bold" style:font-weight-complex="bold"/>
    </style:style>
    <style:style style:name="P32" style:family="paragraph" style:parent-style-name="Standard">
      <style:text-properties officeooo:rsid="000410e4" officeooo:paragraph-rsid="01066617"/>
    </style:style>
    <style:style style:name="P33" style:family="paragraph" style:parent-style-name="Standard" style:list-style-name="L1">
      <style:text-properties officeooo:rsid="01066617" officeooo:paragraph-rsid="01066617"/>
    </style:style>
    <style:style style:name="P34" style:family="paragraph" style:parent-style-name="Standard" style:list-style-name="L3">
      <style:text-properties officeooo:rsid="01066617" officeooo:paragraph-rsid="01066617"/>
    </style:style>
    <style:style style:name="P35" style:family="paragraph" style:parent-style-name="Standard" style:list-style-name="L6">
      <style:text-properties officeooo:rsid="01066617" officeooo:paragraph-rsid="01066617"/>
    </style:style>
    <style:style style:name="P36" style:family="paragraph" style:parent-style-name="Standard" style:list-style-name="L8">
      <style:text-properties officeooo:rsid="01066617" officeooo:paragraph-rsid="01066617"/>
    </style:style>
    <style:style style:name="P37" style:family="paragraph" style:parent-style-name="Standard" style:list-style-name="L1">
      <style:text-properties officeooo:rsid="01073760" officeooo:paragraph-rsid="01073760"/>
    </style:style>
    <style:style style:name="P38" style:family="paragraph" style:parent-style-name="Standard" style:list-style-name="L1">
      <style:text-properties officeooo:rsid="010c44e6" officeooo:paragraph-rsid="010c44e6"/>
    </style:style>
    <style:style style:name="T1" style:family="text">
      <style:text-properties officeooo:rsid="0019a9d6"/>
    </style:style>
    <style:style style:name="T2" style:family="text">
      <style:text-properties fo:font-weight="bold" officeooo:rsid="0019a9d6" style:font-weight-asian="bold" style:font-weight-complex="bold"/>
    </style:style>
    <style:style style:name="T3" style:family="text">
      <style:text-properties fo:font-weight="normal" officeooo:rsid="0019a9d6" style:font-weight-asian="normal" style:font-weight-complex="normal"/>
    </style:style>
    <style:style style:name="T4" style:family="text">
      <style:text-properties fo:font-weight="normal" officeooo:rsid="00dccbd5" style:font-weight-asian="normal" style:font-weight-complex="normal"/>
    </style:style>
    <style:style style:name="T5" style:family="text">
      <style:text-properties officeooo:rsid="00462bf3"/>
    </style:style>
    <style:style style:name="T6" style:family="text">
      <style:text-properties officeooo:rsid="004fdc42"/>
    </style:style>
    <style:style style:name="T7" style:family="text">
      <style:text-properties fo:font-size="14pt" fo:font-weight="bold" officeooo:rsid="00190217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66acd" style:font-size-asian="14pt" style:font-weight-asian="bold" style:font-size-complex="14pt" style:font-weight-complex="bold"/>
    </style:style>
    <style:style style:name="T9" style:family="text">
      <style:text-properties officeooo:rsid="0065f56d"/>
    </style:style>
    <style:style style:name="T10" style:family="text">
      <style:text-properties officeooo:rsid="006bd988"/>
    </style:style>
    <style:style style:name="T11" style:family="text">
      <style:text-properties officeooo:rsid="006d5e70"/>
    </style:style>
    <style:style style:name="T12" style:family="text">
      <style:text-properties officeooo:rsid="00162ac1"/>
    </style:style>
    <style:style style:name="T13" style:family="text">
      <style:text-properties officeooo:rsid="00825d4b"/>
    </style:style>
    <style:style style:name="T14" style:family="text">
      <style:text-properties officeooo:rsid="00edd3f6"/>
    </style:style>
    <style:style style:name="T15" style:family="text">
      <style:text-properties style:text-line-through-style="solid" style:text-line-through-type="single" officeooo:rsid="00162ac1"/>
    </style:style>
    <style:style style:name="T16" style:family="text">
      <style:text-properties officeooo:rsid="00f9db76"/>
    </style:style>
    <style:style style:name="T17" style:family="text">
      <style:text-properties officeooo:rsid="01066617"/>
    </style:style>
    <style:style style:name="T18" style:family="text">
      <style:text-properties officeooo:rsid="01069a02"/>
    </style:style>
    <style:style style:name="T19" style:family="text">
      <style:text-properties officeooo:rsid="00145324"/>
    </style:style>
    <style:style style:name="T20" style:family="text">
      <style:text-properties officeooo:rsid="010ac57a"/>
    </style:style>
    <style:style style:name="T21" style:family="text">
      <style:text-properties officeooo:rsid="010d3b2d"/>
    </style:style>
    <style:style style:name="T22" style:family="text">
      <style:text-properties officeooo:rsid="010f08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sion Information</text:p>
      <text:p text:style-name="P31"><text:span text:style-name="T11">v2.1.6</text:span></text:p>
      <text:p text:style-name="P5">Each new version will commit this file to both document changes and include instructions for installation. <text:s/><text:span text:style-name="T1">Refer to the </text:span><text:span text:style-name="T2">Versioning How-to </text:span><text:span text:style-name="T4">below </text:span><text:span text:style-name="T3">for the sequence of commits/tags to make a version.</text:span></text:p>
      <text:p text:style-name="P1"/>
      <text:p text:style-name="P3">Changes:</text:p>
      <text:p text:style-name="P32"/>
      <text:p text:style-name="P21"><text:span text:style-name="T17">DB creation</text:span> (<text:span text:style-name="T22">CE B4 CF C9</text:span>):</text:p>
      <text:list xml:id="list1660508932" text:style-name="L1">
        <text:list-item>
          <text:p text:style-name="P33">Remove timestamp field from table d01_permits. <text:s/>Because d01 is a system config table, it does not need a timestamp, and it makes DB seeding problematic:<text:line-break/>lib/tables_list.php<text:line-break/>DB/&lt;dbmanager&gt;/CreateTablesTemplate</text:p>
        </text:list-item>
        <text:list-item>
          <text:p text:style-name="P37"><text:span text:style-name="T19">When referencing user in mysql/DBcreate.sql, must specify host, eg. pl_admin → ‘pl_admin’@’localhost’.</text:span></text:p>
        </text:list-item>
        <text:list-item>
          <text:p text:style-name="P37">In the old <text:span text:style-name="T20">pgsql/DBcreate.sql</text:span>, we created cluster users (cl_???) then inherited privileges from them then created the DB. <text:s/>Here, we first create the DB then assign privileges by database.</text:p>
        </text:list-item>
        <text:list-item>
          <text:p text:style-name="P38">In D<text:span text:style-name="T21">B</text:span>seed.sql, add to a10_project field: close_date → CURRENT_DATE.</text:p>
        </text:list-item>
      </text:list>
      <text:p text:style-name="P17"/>
      <text:p text:style-name="P17"><text:span text:style-name="T14">Whas up</text:span> (<text:span text:style-name="T16">xx xx xx xx</text:span>):</text:p>
      <text:list xml:id="list162453670178105" text:continue-numbering="true" text:style-name="L1">
        <text:list-item>
          <text:p text:style-name="P19">Bring <text:span text:style-name="T14">it on</text:span></text:p>
        </text:list-item>
      </text:list>
      <text:p text:style-name="P1"/>
      <text:p text:style-name="P18"/>
      <text:p text:style-name="P13"><text:span text:style-name="T7">Installation instructions</text:span><text:span text:style-name="T8">:</text:span></text:p>
      <text:list xml:id="list3433031855" text:style-name="L2">
        <text:list-item>
          <text:p text:style-name="P22">version.php</text:p>
        </text:list-item>
        <text:list-item>
          <text:p text:style-name="P23">offline/lib/</text:p>
        </text:list-item>
      </text:list>
      <text:list xml:id="list2131498280" text:style-name="L3">
        <text:list-item>
          <text:list>
            <text:list-item>
              <text:p text:style-name="P34">tables_list.php</text:p>
            </text:list-item>
          </text:list>
        </text:list-item>
      </text:list>
      <text:list xml:id="list162452801741233" text:continue-list="list3433031855" text:style-name="L2">
        <text:list-item>
          <text:p text:style-name="P27">offline/main/</text:p>
        </text:list-item>
      </text:list>
      <text:list xml:id="list877429456" text:style-name="L4">
        <text:list-item>
          <text:list>
            <text:list-item>
              <text:p text:style-name="P24">N/A</text:p>
            </text:list-item>
          </text:list>
        </text:list-item>
      </text:list>
      <text:list xml:id="list162452271413733" text:continue-list="list162452801741233" text:style-name="L2">
        <text:list-item>
          <text:p text:style-name="P27">scripts/</text:p>
        </text:list-item>
      </text:list>
      <text:list xml:id="list1237997340" text:style-name="L5">
        <text:list-item>
          <text:list>
            <text:list-item>
              <text:p text:style-name="P28">NA</text:p>
            </text:list-item>
          </text:list>
        </text:list-item>
      </text:list>
      <text:list xml:id="list162453236893802" text:continue-list="list162452271413733" text:style-name="L2">
        <text:list-item>
          <text:p text:style-name="P30">DB</text:p>
        </text:list-item>
      </text:list>
      <text:list xml:id="list2504174046" text:style-name="L6">
        <text:list-item>
          <text:list>
            <text:list-item>
              <text:p text:style-name="P35">Update CreateTablesTemplate in each dbmanager in each client.</text:p>
            </text:list-item>
          </text:list>
        </text:list-item>
      </text:list>
      <text:list xml:id="list162452273317821" text:continue-list="list162453236893802" text:style-name="L2">
        <text:list-item>
          <text:p text:style-name="P29">Reports</text:p>
        </text:list-item>
      </text:list>
      <text:list xml:id="list362713447" text:style-name="L7">
        <text:list-item>
          <text:list>
            <text:list-item>
              <text:p text:style-name="P25">N/A</text:p>
            </text:list-item>
          </text:list>
        </text:list-item>
      </text:list>
      <text:list xml:id="list162452476281940" text:continue-list="list162452273317821" text:style-name="L2">
        <text:list-item>
          <text:p text:style-name="P26">Other</text:p>
        </text:list-item>
      </text:list>
      <text:list xml:id="list3434644958" text:style-name="L8">
        <text:list-item>
          <text:list>
            <text:list-item>
              <text:p text:style-name="P36">Delete timestamp field from d01_permits in running D<text:span text:style-name="T18">B</text:span>s.</text:p>
            </text:list-item>
          </text:list>
        </text:list-item>
      </text:list>
      <text:p text:style-name="P15"/>
      <text:p text:style-name="P12"/>
      <text:p text:style-name="P4">Versioning How-to:</text:p>
      <text:p text:style-name="P9"/>
      <text:p text:style-name="P16">Inspect with gitk, git log, git status</text:p>
      <text:p text:style-name="P11">Update <text:span text:style-name="T9">version # in this doc and</text:span> <text:span text:style-name="T10">version</text:span>.php</text:p>
      <text:p text:style-name="P8">Commit this doc <text:span text:style-name="T9">&amp; version.php</text:span></text:p>
      <text:p text:style-name="P10">Save a copy <text:span text:style-name="T5">of this doc &amp; version.php</text:span> in each user library</text:p>
      <text:p text:style-name="P6">Tag with version id <text:span text:style-name="T6">(git tag -a &lt;tag&gt; &lt;hash of this doc/version commit&gt;)</text:span></text:p>
      <text:p text:style-name="P14">(git stash save)</text:p>
      <text:p text:style-name="P7">Checkout master <text:span text:style-name="T12">(git checkout master)</text:span></text:p>
      <text:p text:style-name="P7"><text:soft-page-break/>Merge dev <text:span text:style-name="T12">(git merge dev)</text:span></text:p>
      <text:p text:style-name="P7">Push to origin <text:span text:style-name="T15">(git push origin(see .git/config))</text:span><text:span text:style-name="T12"> <text:s/>(git push –tags origin master??)</text:span></text:p>
      <text:p text:style-name="P7">Checkout dev <text:span text:style-name="T13">(git checkout dev)</text:span></text:p>
      <text:p text:style-name="P14">(git stash pop)</text:p>
      <text:p text:style-name="P7">Start re-doing this doc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9:28.758243010</meta:creation-date>
    <dc:date>2018-11-28T16:24:51.580666548</dc:date>
    <meta:editing-duration>P4DT23H55M44S</meta:editing-duration>
    <meta:editing-cycles>207</meta:editing-cycles>
    <meta:generator>LibreOffice/6.1.2.1$Linux_X86_64 LibreOffice_project/10$Build-1</meta:generator>
    <meta:print-date>2017-08-31T14:33:30.997374882</meta:print-date>
    <meta:document-statistic meta:table-count="0" meta:image-count="0" meta:object-count="0" meta:page-count="2" meta:paragraph-count="38" meta:word-count="258" meta:character-count="1589" meta:non-whitespace-character-count="1383"/>
  </office:meta>
</office:document-meta>
</file>